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E20000007767B9DFF43103D1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2.2701in"/>
    </style:style>
    <style:style style:name="Table1.B" style:family="table-column">
      <style:table-column-properties style:column-width="0.8306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8125in"/>
    </style:style>
    <style:style style:name="Table1.F" style:family="table-column">
      <style:table-column-properties style:column-width="0.75in"/>
    </style:style>
    <style:style style:name="Table1.G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4pt" fo:font-weight="bold" officeooo:rsid="001d6afc" officeooo:paragraph-rsid="001d6afc" style:font-size-asian="24pt" style:font-weight-asian="bold" style:font-size-complex="24pt" style:font-weight-complex="bold"/>
    </style:style>
    <style:style style:name="P2" style:family="paragraph" style:parent-style-name="Table_20_Contents">
      <style:text-properties officeooo:rsid="001d6afc" officeooo:paragraph-rsid="001d6afc"/>
    </style:style>
    <style:style style:name="P3" style:family="paragraph" style:parent-style-name="Table_20_Contents">
      <style:text-properties officeooo:rsid="001e20bb" officeooo:paragraph-rsid="001e20bb"/>
    </style:style>
    <style:style style:name="P4" style:family="paragraph" style:parent-style-name="Table_20_Contents">
      <style:text-properties officeooo:rsid="002015db" officeooo:paragraph-rsid="002015db"/>
    </style:style>
    <style:style style:name="P5" style:family="paragraph" style:parent-style-name="Table_20_Contents">
      <loext:graphic-properties draw:fill="none"/>
      <style:paragraph-properties fo:margin-left="0in" fo:margin-right="0.8118in" fo:text-indent="0in" style:auto-text-indent="false" fo:background-color="transparent" text:number-lines="false" text:line-number="0"/>
      <style:text-properties officeooo:rsid="001d6afc" officeooo:paragraph-rsid="001d6afc"/>
    </style:style>
    <style:style style:name="P6" style:family="paragraph" style:parent-style-name="Standard">
      <style:text-properties officeooo:rsid="001d6afc" officeooo:paragraph-rsid="001d6afc"/>
    </style:style>
    <style:style style:name="P7" style:family="paragraph" style:parent-style-name="Standard">
      <style:text-properties officeooo:rsid="0002c031" officeooo:paragraph-rsid="00209986"/>
    </style:style>
    <style:style style:name="P8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shadow="none">
        <style:tab-stops/>
      </style:paragraph-properties>
      <style:text-properties officeooo:paragraph-rsid="00295d6a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209986"/>
    </style:style>
    <style:style style:name="P10" style:family="paragraph" style:parent-style-name="Text_20_body">
      <style:text-properties officeooo:paragraph-rsid="00209986"/>
    </style:style>
    <style:style style:name="T1" style:family="text">
      <style:text-properties officeooo:rsid="002015db"/>
    </style:style>
    <style:style style:name="T2" style:family="text">
      <style:text-properties style:font-name="Book Antiqua" fo:font-size="11pt" officeooo:rsid="005884c3" style:font-name-asian="Book Antiqua" style:font-size-asian="11pt" style:font-name-complex="Book Antiqua"/>
    </style:style>
    <style:style style:name="T3" style:family="text">
      <style:text-properties style:font-name="Book Antiqua" fo:font-size="11pt" officeooo:rsid="00209986" style:font-name-asian="Book Antiqua" style:font-size-asian="11pt" style:font-name-complex="Book Antiqua"/>
    </style:style>
    <style:style style:name="T4" style:family="text">
      <style:text-properties style:font-name="Book Antiqua" fo:font-size="11pt" officeooo:rsid="005444a7" style:font-name-asian="Book Antiqua" style:font-size-asian="11pt" style:font-name-complex="Book Antiqua"/>
    </style:style>
    <style:style style:name="T5" style:family="text">
      <style:text-properties style:font-name="Book Antiqua" fo:font-size="11pt" fo:language="lt" fo:country="LT" officeooo:rsid="00209986" style:font-name-asian="Book Antiqua" style:font-size-asian="11pt" style:font-name-complex="Book Antiqua"/>
    </style:style>
    <style:style style:name="T6" style:family="text">
      <style:text-properties style:font-name="Times New Roman" fo:font-size="12pt" fo:language="lt" fo:country="LT" fo:font-weight="bold" officeooo:rsid="00d936c0" style:font-name-asian="Times New Roman" style:font-size-asian="12pt" style:font-weight-asian="bold" style:font-name-complex="Times New Roman" style:font-weight-complex="bold"/>
    </style:style>
    <style:style style:name="T7" style:family="text">
      <style:text-properties fo:language="lt" fo:country="LT" officeooo:rsid="003d165e"/>
    </style:style>
    <style:style style:name="T8" style:family="text">
      <style:text-properties fo:language="lt" fo:country="LT" officeooo:rsid="01a4d5e9"/>
    </style:style>
    <style:style style:name="T9" style:family="text">
      <style:text-properties fo:language="lt" fo:country="LT" officeooo:rsid="00281589"/>
    </style:style>
    <style:style style:name="T10" style:family="text">
      <style:text-properties style:font-name="Arial" fo:font-size="11pt" fo:language="lt" fo:country="LT" officeooo:rsid="00d2f3b4" style:font-size-asian="11pt" style:font-size-complex="11pt"/>
    </style:style>
    <style:style style:name="T11" style:family="text">
      <style:text-properties fo:font-size="11pt" officeooo:rsid="01a34143" style:font-size-asian="11pt"/>
    </style:style>
    <style:style style:name="T12" style:family="text">
      <style:text-properties fo:font-size="11pt" officeooo:rsid="00281589" style:font-size-asian="11pt"/>
    </style:style>
    <style:style style:name="T13" style:family="text">
      <style:text-properties fo:color="#000000" style:font-name="Book Antiqua" fo:font-size="11pt" fo:language="lt" fo:country="LT" fo:font-weight="bold" officeooo:rsid="00295d6a" style:font-name-asian="Book Antiqua" style:font-size-asian="11pt" style:font-weight-asian="bold" style:font-name-complex="Book Antiq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" text:name="py3o.objects.name"/>
        <text:user-field-decl office:value-type="string" office:string-value="obj.license_plate" text:name="py3o.obj.license_plate"/>
        <text:user-field-decl office:value-type="string" office:string-value="obj.model_id.name" text:name="py3o.obj.model_id.name"/>
        <text:user-field-decl office:value-type="string" office:string-value="objects.display_name" text:name="py3o.objects.display_name"/>
        <text:user-field-decl office:value-type="string" office:string-value="obj.model_id.display_name" text:name="py3o.obj.model_id.display_name"/>
        <text:user-field-decl office:value-type="string" office:string-value="obj.location" text:name="py3o.obj.location"/>
        <text:user-field-decl office:value-type="string" office:string-value="obj.odometer" text:name="py3o.obj.odometer"/>
        <text:user-field-decl office:value-type="string" office:string-value="obj.podometer" text:name="py3o.obj.podometer"/>
        <text:user-field-decl office:value-type="string" office:string-value="obj.odometer_count" text:name="py3o.obj.odometer_count"/>
      </text:user-field-decls>
      <text:p text:style-name="Standard"/>
      <text:p text:style-name="P6">Report Date: <text:text-input text:description="py3o://function=&quot;time.strftime(&quot;%m/%d/%Y&quot;)&quot;">[date]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Vehicle</text:p>
          </table:table-cell>
          <table:table-cell table:style-name="Table1.A1" office:value-type="string">
            <text:p text:style-name="P2">Location</text:p>
          </table:table-cell>
          <table:table-cell table:style-name="Table1.A1" office:value-type="string">
            <text:p text:style-name="P3">Start Date</text:p>
          </table:table-cell>
          <table:table-cell table:style-name="Table1.A1" office:value-type="string">
            <text:p text:style-name="P2">End Date</text:p>
          </table:table-cell>
          <table:table-cell table:style-name="Table1.A1" office:value-type="string">
            <text:p text:style-name="P2">Starting Odometer</text:p>
          </table:table-cell>
          <table:table-cell table:style-name="Table1.A1" office:value-type="string">
            <text:p text:style-name="P2"><text:span text:style-name="T1">Last</text:span> Odometer</text:p>
          </table:table-cell>
          <table:table-cell table:style-name="Table1.G1" office:value-type="string">
            <text:p text:style-name="P4">Mileage</text:p>
          </table:table-cell>
        </table:table-row>
        <table:table-row>
          <table:table-cell table:style-name="Table1.A2" table:number-columns-spanned="7" office:value-type="string">
            <text:p text:style-name="P9"><text:a xlink:type="simple" xlink:href="py3o://for=%22obj%20in%20objects.filtered('rental')%22" text:style-name="Internet_20_link" text:visited-style-name="Visited_20_Internet_20_Link"><text:span text:style-name="T9">for="obj in objects.filtered('rental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user-field-get text:name="py3o.obj.license_plate">obj.license_plate</text:user-field-get></text:p>
          </table:table-cell>
          <table:table-cell table:style-name="Table1.A3" office:value-type="string">
            <text:p text:style-name="Table_20_Contents"><text:user-field-get text:name="py3o.obj.location">obj.location</text:user-field-get></text:p>
          </table:table-cell>
          <table:table-cell table:style-name="Table1.A3" office:value-type="string">
            <text:p text:style-name="Table_20_Contents"><text:text-input text:description="py3o://function=&quot;obj.get_start_date()&quot;">[start_date]</text:text-input></text:p>
          </table:table-cell>
          <table:table-cell table:style-name="Table1.A3" office:value-type="string">
            <text:p text:style-name="Table_20_Contents"><text:text-input text:description="py3o://function=&quot;obj.get_expiration_date()&quot;">[expiration_date]</text:text-input></text:p>
          </table:table-cell>
          <table:table-cell table:style-name="Table1.A3" office:value-type="string">
            <text:p text:style-name="Table_20_Contents"><text:text-input text:description="py3o://function=&quot;float(obj.podometer)&quot;">[podometer]</text:text-input></text:p>
          </table:table-cell>
          <table:table-cell table:style-name="Table1.A3" office:value-type="string">
            <text:p text:style-name="Table_20_Contents"><text:user-field-get text:name="py3o.obj.odometer">obj.odometer</text:user-field-get></text:p>
          </table:table-cell>
          <table:table-cell table:style-name="Table1.A2" office:value-type="string">
            <text:p text:style-name="Table_20_Contents"><text:text-input text:description="py3o://function=&quot;obj.get_mileage()&quot;">[mileage]</text:text-input></text:p>
          </table:table-cell>
        </table:table-row>
        <table:table-row>
          <table:table-cell table:style-name="Table1.G1" table:number-columns-spanned="7" office:value-type="string">
            <text:p text:style-name="P8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fo:font-weight="bold" officeooo:rsid="001d6afc" officeooo:paragraph-rsid="001d6afc" style:font-size-asian="24pt" style:font-weight-asian="bold" style:font-size-complex="2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3917in" svg:y="-0.052in" svg:width="1.9189in" svg:height="0.4744in" draw:z-index="0"><draw:image xlink:href="Pictures/10000000000001E20000007767B9DFF43103D18D.png" xlink:type="simple" xlink:show="embed" xlink:actuate="onLoad" loext:mime-type="image/png"/></draw:frame>Vehicle Rental Repo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2:51:43.944000000</meta:creation-date>
    <dc:date>2018-11-11T03:18:21.900707735</dc:date>
    <meta:editing-duration>PT3H12M46S</meta:editing-duration>
    <meta:editing-cycles>32</meta:editing-cycles>
    <meta:generator>LibreOffice/6.0.6.2$Linux_X86_64 LibreOffice_project/00m0$Build-2</meta:generator>
    <meta:document-statistic meta:table-count="1" meta:image-count="1" meta:object-count="0" meta:page-count="1" meta:paragraph-count="18" meta:word-count="38" meta:character-count="253" meta:non-whitespace-character-count="243"/>
  </office:meta>
</office:document-meta>
</file>